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CCommentHiResBoundingBox.generate(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SCCommentHiResBoundingBo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HiResBoundingBox.DSCCommentHiResBounding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SCCommentHiResBoundingBox.DSCCommentHiResBoundingBox( Rectangle2D b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